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Аркуш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60/[.B3]" office:value-type="float" office:value="0.27906976744186" calcext:value-type="float">
            <text:p>0,279069767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</text:p>
          </table:table-cell>
          <table:table-cell table:formula="of:=2*PI()/[.C3]" office:value-type="float" office:value="22.5147473507268" calcext:value-type="float">
            <text:p>22,514747350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2*PI()/(60/[.A6])" office:value-type="float" office:value="102.625360017267" calcext:value-type="float">
            <text:p>102,6253600173</text:p>
          </table:table-cell>
          <table:table-cell office:value-type="string" calcext:value-type="string">
            <text:p>R</text:p>
          </table:table-cell>
          <table:table-cell table:formula="of:=[.E5]/2*0.001" office:value-type="float" office:value="0.625" calcext:value-type="float">
            <text:p>0,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момент інерції утфеля в роті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[.C9]*[.E6]^2" office:value-type="float" office:value="312.5" calcext:value-type="float">
            <text:p>312,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215</text:p>
          </table:table-cell>
          <table:table-cell table:formula="of:=[.C10]*[.C5]^2/2" office:value-type="float" office:value="79205.2887917284" calcext:value-type="float">
            <text:p>79205,28879172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980</text:p>
          </table:table-cell>
          <table:table-cell table:formula="of:=[.C10]*[.C6]^2/2" office:value-type="float" office:value="1645619.45604275" calcext:value-type="float">
            <text:p>1645619,4560427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formula="of:=([.C14]-[.C13])*0.001" office:value-type="float" office:value="1566.41416725102" calcext:value-type="float">
            <text:p>1566,41416725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[.C9]/[.C16]" office:value-type="float" office:value="0.510720610631326" calcext:value-type="float">
            <text:p>0,51072061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5:20:23.013059027</meta:creation-date>
    <dc:date>2014-09-22T18:09:50.880107668</dc:date>
    <meta:editing-duration>PT1H18M16S</meta:editing-duration>
    <meta:editing-cycles>1</meta:editing-cycles>
    <meta:document-statistic meta:table-count="1" meta:cell-count="22" meta:object-count="0"/>
    <meta:generator>LibreOffice/4.3.1.2$Linux_X86_64 LibreOffice_project/430m0$Build-2</meta:generator>
  </office:meta>
</office:document-meta>
</file>